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ockManager.getLock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ckManager.checkLock( NodeState nod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LockManager.addLockToken( String 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LockManager.unlock( NodeState nod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ckManager.getLock( NodeState nod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ckManager.lock( NodeState nodeState , boolean isDeep , boolean isSessionScop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ckManager.isLocked( NodeState nod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ckManager.removeLockToken( String 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